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shadow="#808080 4.99pt 4.99pt"/>
    </style:style>
    <style:style style:name="ce2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shadow="#808080 4.99pt 4.9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4"/>
    <style:style style:name="ce38" style:family="table-cell" style:parent-style-name="Default" style:data-style-name="N129"/>
    <style:style style:name="ce39" style:family="table-cell" style:parent-style-name="Default" style:data-style-name="N127"/>
    <style:style style:name="ce40" style:family="table-cell" style:parent-style-name="Default" style:data-style-name="N132"/>
    <style:style style:name="ce4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2" style:family="table-cell" style:parent-style-name="Default" style:data-style-name="N126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ext-properties style:font-weight-asian="normal"/>
    </style:style>
    <style:style style:name="ce45" style:family="table-cell" style:parent-style-name="Default" style:data-style-name="N129">
      <style:text-properties style:font-weight-asian="normal"/>
    </style:style>
    <style:style style:name="ce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fo:color="#000000" style:font-weight-asian="normal"/>
    </style:style>
    <style:style style:name="ce48" style:family="table-cell" style:parent-style-name="Default">
      <style:text-properties style:font-name="Liberation Sans" style:font-name-asian="WenQuanYi Zen Hei Sharp" style:font-name-complex="Lohit Devanagari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">
      <style:table-cell-properties fo:background-color="#dddddd" style:cell-protect="none" style:print-content="true"/>
    </style:style>
    <style:style style:name="ce5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24"/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9">
      <style:text-properties fo:font-weight="bold" style:font-weight-asian="bold" style:font-weight-complex="bold"/>
    </style:style>
    <style:style style:name="ce56" style:family="table-cell" style:parent-style-name="Default" style:data-style-name="N125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129">
      <style:table-cell-properties fo:background-color="transparent"/>
    </style:style>
    <style:style style:name="ce66" style:family="table-cell" style:parent-style-name="Default" style:data-style-name="N126">
      <style:table-cell-properties fo:background-color="transparent"/>
    </style:style>
    <style:style style:name="ce6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6"/>
        <table:table-column table:style-name="co4" table:default-cell-style-name="ce22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2" table:number-rows-spanned="1">
            <text:p>Previous and Current Year Financials</text:p>
          </table:table-cell>
          <table:covered-table-cell table:style-name="ce1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3" table:number-columns-spanned="2" table:number-rows-spanned="1"/>
          <table:covered-table-cell table:style-name="ce19"/>
          <table:table-cell/>
          <table:table-cell table:style-name="ce25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19"/>
          <table:table-cell/>
          <table:table-cell table:style-name="ce25"/>
        </table:table-row>
        <table:table-row table:style-name="ro3">
          <table:table-cell table:style-name="ce12"/>
          <table:table-cell table:style-name="ce19"/>
          <table:table-cell/>
          <table:table-cell table:style-name="ce25"/>
        </table:table-row>
        <table:table-row table:style-name="ro3">
          <table:table-cell table:style-name="ce14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15" office:value-type="string" calcext:value-type="string">
            <text:p>Body Corporate Name</text:p>
          </table:table-cell>
          <table:table-cell table:style-name="ce20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21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5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0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23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23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5"/>
        <table:table-column table:style-name="co2" table:default-cell-style-name="Default"/>
        <table:table-column table:style-name="co2" table:number-columns-repeated="10" table:default-cell-style-name="ce37"/>
        <table:table-row table:style-name="ro4">
          <table:table-cell table:style-name="ce26" office:value-type="string" calcext:value-type="string" table:number-columns-spanned="4" table:number-rows-spanned="1">
            <text:p>Ten Year Plan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Budgeted items would include: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Repainting <text:s/>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Security enhancements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8" office:value-type="string" calcext:value-type="string">
            <text:p>Item</text:p>
          </table:table-cell>
          <table:table-cell table:style-name="ce32" office:value-type="string" calcext:value-type="string">
            <text:p>Start Year</text:p>
          </table:table-cell>
          <table:table-cell table:style-name="ce32" office:value-type="string" calcext:value-type="string">
            <text:p>End Year</text:p>
          </table:table-cell>
          <table:table-cell table:style-name="ce32" office:value-type="string" calcext:value-type="string">
            <text:p>Step (years)</text:p>
          </table:table-cell>
          <table:table-cell table:style-name="ce32" office:value-type="string" calcext:value-type="string">
            <text:p>Annual amount (real)</text:p>
          </table:table-cell>
          <table:table-cell/>
          <table:table-cell table:style-name="ce36" table:formula="of:=['Current Financials'.B12]" office:value-type="float" office:value="2018" calcext:value-type="float">
            <text:p>2018</text:p>
          </table:table-cell>
          <table:table-cell table:style-name="ce36" table:formula="of:=[.G15]+1" office:value-type="float" office:value="2019" calcext:value-type="float">
            <text:p>2019</text:p>
          </table:table-cell>
          <table:table-cell table:style-name="ce36" table:formula="of:=[.H15]+1" office:value-type="float" office:value="2020" calcext:value-type="float">
            <text:p>2020</text:p>
          </table:table-cell>
          <table:table-cell table:style-name="ce36" table:formula="of:=[.I15]+1" office:value-type="float" office:value="2021" calcext:value-type="float">
            <text:p>2021</text:p>
          </table:table-cell>
          <table:table-cell table:style-name="ce36" table:formula="of:=[.J15]+1" office:value-type="float" office:value="2022" calcext:value-type="float">
            <text:p>2022</text:p>
          </table:table-cell>
          <table:table-cell table:style-name="ce36" table:formula="of:=[.K15]+1" office:value-type="float" office:value="2023" calcext:value-type="float">
            <text:p>2023</text:p>
          </table:table-cell>
          <table:table-cell table:style-name="ce36" table:formula="of:=[.L15]+1" office:value-type="float" office:value="2024" calcext:value-type="float">
            <text:p>2024</text:p>
          </table:table-cell>
          <table:table-cell table:style-name="ce36" table:formula="of:=[.M15]+1" office:value-type="float" office:value="2025" calcext:value-type="float">
            <text:p>2025</text:p>
          </table:table-cell>
          <table:table-cell table:style-name="ce36" table:formula="of:=[.N15]+1" office:value-type="float" office:value="2026" calcext:value-type="float">
            <text:p>2026</text:p>
          </table:table-cell>
          <table:table-cell table:style-name="ce36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9" office:value-type="string" calcext:value-type="string">
            <text:p>Wiring, lighting &amp; electrical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lumbing, drainage &amp; storm-water system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inting &amp; waterp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Security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45961.4803105039" calcext:value-type="float">
            <text:p>R 45,961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ecreational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ommunication system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rking, roadways &amp; pav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Lift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arpeting &amp; Furnishing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Heating &amp; cooling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Other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12886.3963487394" calcext:value-type="float">
            <text:p>R 12,886</text:p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384900" calcext:value-type="currency">
            <text:p>R 1,384,9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566755722434833" calcext:value-type="percentage">
            <text:p>-56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03101.214058204" calcext:value-type="currency">
            <text:p>R 703,101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587222948244988" calcext:value-type="percentage">
            <text:p>58.7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657222948244988" calcext:value-type="percentage">
            <text:p>65.7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91478.744409659" calcext:value-type="currency">
            <text:p>R 891,479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384900" calcext:value-type="currency">
            <text:p>R 1,384,900</text:p>
          </table:table-cell>
          <table:table-cell table:formula="of:=['Current Financials'.$B$17]/[.X22]" office:value-type="float" office:value="0.433244277565167" calcext:value-type="float">
            <text:p>0.4332442776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03101.214058204" calcext:value-type="currency">
            <text:p>R 703,101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9358.07639540761" calcext:value-type="currency">
            <text:p>R 9,358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4641.9236045924" calcext:value-type="currency">
            <text:p>R 14,642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4641.9236045924" calcext:value-type="currency">
            <text:p>R 14,64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5198.93133078201" calcext:value-type="currency">
            <text:p>R 5,199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4900.534334609" calcext:value-type="currency">
            <text:p>R 4,901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4900.534334609" calcext:value-type="currency">
            <text:p>R 4,90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732.97711026067" calcext:value-type="currency">
            <text:p>R 1,733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377.83714828989" calcext:value-type="currency">
            <text:p>R 1,378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377.83714828989" calcext:value-type="currency">
            <text:p>R 1,37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7105.20615206874" calcext:value-type="currency">
            <text:p>R 7,105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361.84923099141" calcext:value-type="currency">
            <text:p>R 9,362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361.84923099141" calcext:value-type="currency">
            <text:p>R 9,36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20095.313741064" calcext:value-type="currency">
            <text:p>R 120,095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187904.686258936" calcext:value-type="currency">
            <text:p>R 187,905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187904.686258936" calcext:value-type="currency">
            <text:p>R 187,90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87161.527908152" calcext:value-type="currency">
            <text:p>R 187,162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3209.618022962" calcext:value-type="currency">
            <text:p>R 133,210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05209.618022962" calcext:value-type="currency">
            <text:p>R 205,21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60654.1988591234" calcext:value-type="currency">
            <text:p>R 60,654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2130.8397718247" calcext:value-type="currency">
            <text:p>R 12,131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3869.1602281753" calcext:value-type="currency">
            <text:p>R 43,869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763.2400253528" calcext:value-type="currency">
            <text:p>R 29,763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3632.4002535281" calcext:value-type="currency">
            <text:p>R 73,63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4816.9542927287" calcext:value-type="currency">
            <text:p>R 14,817</text:p>
          </table:table-cell>
          <table:table-cell table:style-name="ce38" table:formula="of:=[.$Y$22]*[.M38]" office:value-type="currency" office:currency="ZAR" office:value="13170.6260379811" calcext:value-type="currency">
            <text:p>R 13,171</text:p>
          </table:table-cell>
          <table:table-cell table:style-name="ce38" table:formula="of:=[.$Y$22]*[.N38]" office:value-type="currency" office:currency="ZAR" office:value="11524.2977832334" calcext:value-type="currency">
            <text:p>R 11,524</text:p>
          </table:table-cell>
          <table:table-cell table:style-name="ce38" table:formula="of:=[.$Y$22]*[.O38]" office:value-type="currency" office:currency="ZAR" office:value="9877.96952848581" calcext:value-type="currency">
            <text:p>R 9,878</text:p>
          </table:table-cell>
          <table:table-cell table:style-name="ce38" table:formula="of:=[.$Y$22]*[.P38]" office:value-type="currency" office:currency="ZAR" office:value="8231.64127373818" calcext:value-type="currency">
            <text:p>R 8,232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3183.0457072713" calcext:value-type="currency">
            <text:p>R 23,183</text:p>
          </table:table-cell>
          <table:table-cell table:style-name="ce38" table:formula="of:=([.B38]-[.AB38])/2" office:value-type="currency" office:currency="ZAR" office:value="12414.6869810095" calcext:value-type="currency">
            <text:p>R 12,415</text:p>
          </table:table-cell>
          <table:table-cell table:style-name="ce38" table:formula="of:=([.C38]-[.AC38])/3" office:value-type="currency" office:currency="ZAR" office:value="8825.23407225552" calcext:value-type="currency">
            <text:p>R 8,825</text:p>
          </table:table-cell>
          <table:table-cell table:style-name="ce38" table:formula="of:=([.D38]-[.AD38])/4" office:value-type="currency" office:currency="ZAR" office:value="7030.50761787855" calcext:value-type="currency">
            <text:p>R 7,031</text:p>
          </table:table-cell>
          <table:table-cell table:style-name="ce38" table:formula="of:=([.E38]-[.AE38])/5" office:value-type="currency" office:currency="ZAR" office:value="5953.67174525236" calcext:value-type="currency">
            <text:p>R 5,954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57407.1461236672" calcext:value-type="currency">
            <text:p>R 57,40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7798.39699617301" calcext:value-type="currency">
            <text:p>R 7,798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2201.603003827" calcext:value-type="currency">
            <text:p>R 12,202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2201.603003827" calcext:value-type="currency">
            <text:p>R 12,20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5994.65665391" calcext:value-type="currency">
            <text:p>R 25,995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0667.5572243483" calcext:value-type="currency">
            <text:p>R 20,668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0667.5572243483" calcext:value-type="currency">
            <text:p>R 20,66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5000" calcext:value-type="currency">
            <text:p>R 25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500" calcext:value-type="currency">
            <text:p>R 2,500</text:p>
          </table:table-cell>
          <table:table-cell/>
          <table:table-cell table:style-name="ce45" table:formula="of:=SUM([.AL42:.AU42])" office:value-type="currency" office:currency="ZAR" office:value="2500" calcext:value-type="currency">
            <text:p>R 2,5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0" calcext:value-type="currency">
            <text:p>R 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3]" office:value-type="currency" office:currency="ZAR" office:value="0" calcext:value-type="currency">
            <text:p>R 0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0" calcext:value-type="currency">
            <text:p>R 0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0" calcext:value-type="currency">
            <text:p>R 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0" calcext:value-type="currency">
            <text:p>R 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0" calcext:value-type="currency">
            <text:p>R 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0" calcext:value-type="currency">
            <text:p>R 0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0" calcext:value-type="currency">
            <text:p>R 0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0" calcext:value-type="currency">
            <text:p>R 0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0" calcext:value-type="currency">
            <text:p>R 0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0" calcext:value-type="currency">
            <text:p>R 0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0" calcext:value-type="currency">
            <text:p>R 0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5596.793992346" calcext:value-type="currency">
            <text:p>R 15,597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4701.603003827" calcext:value-type="currency">
            <text:p>R 14,702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4701.603003827" calcext:value-type="currency">
            <text:p>R 14,70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949.59924904325" calcext:value-type="currency">
            <text:p>R 1,950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64.34296442239" calcext:value-type="currency">
            <text:p>R 1,864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64.34296442239" calcext:value-type="currency">
            <text:p>R 1,8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729.43894866055" calcext:value-type="currency">
            <text:p>R 2,729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270.56105133945" calcext:value-type="currency">
            <text:p>R 4,271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270.56105133945" calcext:value-type="currency">
            <text:p>R 4,27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62387.1759693841" calcext:value-type="currency">
            <text:p>R 62,387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58806.412015308" calcext:value-type="currency">
            <text:p>R 58,806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58806.412015308" calcext:value-type="currency">
            <text:p>R 58,80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8188.31684598166" calcext:value-type="currency">
            <text:p>R 8,188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2811.6831540183" calcext:value-type="currency">
            <text:p>R 12,812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2811.6831540183" calcext:value-type="currency">
            <text:p>R 12,81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1697.5954942595" calcext:value-type="currency">
            <text:p>R 11,698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8302.4045057405" calcext:value-type="currency">
            <text:p>R 18,302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8302.4045057405" calcext:value-type="currency">
            <text:p>R 18,30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750" calcext:value-type="currency">
            <text:p>R 75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6000" calcext:value-type="currency">
            <text:p>R 6,00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274.53245721713" calcext:value-type="currency">
            <text:p>R 2,275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324.933208173875" calcext:value-type="currency">
            <text:p>R 325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741.82251426096" calcext:value-type="currency">
            <text:p>R 1,742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797.229643536236" calcext:value-type="currency">
            <text:p>R 797</text:p>
          </table:table-cell>
          <table:table-cell table:style-name="ce38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5" table:formula="of:=SUM([.AL91:.AU91])" office:value-type="currency" office:currency="ZAR" office:value="2539.05215779719" calcext:value-type="currency">
            <text:p>R 2,53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48000" calcext:value-type="currency">
            <text:p>R 44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6"/>
        <table:table-column table:style-name="co2" table:number-columns-repeated="9" table:default-cell-style-name="Default"/>
        <table:table-row table:style-name="ro4">
          <table:table-cell table:style-name="ce2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4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6" table:formula="of:=[.B15]+1" office:value-type="float" office:value="2019" calcext:value-type="float">
            <text:p>2019</text:p>
          </table:table-cell>
          <table:table-cell table:style-name="ce36" table:formula="of:=[.C15]+1" office:value-type="float" office:value="2020" calcext:value-type="float">
            <text:p>2020</text:p>
          </table:table-cell>
          <table:table-cell table:style-name="ce36" table:formula="of:=[.D15]+1" office:value-type="float" office:value="2021" calcext:value-type="float">
            <text:p>2021</text:p>
          </table:table-cell>
          <table:table-cell table:style-name="ce36" table:formula="of:=[.E15]+1" office:value-type="float" office:value="2022" calcext:value-type="float">
            <text:p>2022</text:p>
          </table:table-cell>
          <table:table-cell table:style-name="ce36" table:formula="of:=[.F15]+1" office:value-type="float" office:value="2023" calcext:value-type="float">
            <text:p>2023</text:p>
          </table:table-cell>
          <table:table-cell table:style-name="ce36" table:formula="of:=[.G15]+1" office:value-type="float" office:value="2024" calcext:value-type="float">
            <text:p>2024</text:p>
          </table:table-cell>
          <table:table-cell table:style-name="ce36" table:formula="of:=[.H15]+1" office:value-type="float" office:value="2025" calcext:value-type="float">
            <text:p>2025</text:p>
          </table:table-cell>
          <table:table-cell table:style-name="ce36" table:formula="of:=[.I15]+1" office:value-type="float" office:value="2026" calcext:value-type="float">
            <text:p>2026</text:p>
          </table:table-cell>
          <table:table-cell table:style-name="ce36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7" office:value-type="string" calcext:value-type="string">
            <text:p>Proposed budget change real (%)</text:p>
          </table:table-cell>
          <table:table-cell table:number-columns-repeated="10" table:style-name="ce51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24" table:formula="of:=[.B16]+['Current Financials'.$B$18]" office:value-type="percentage" office:value="0.07" calcext:value-type="percentage">
            <text:p>7.00%</text:p>
          </table:table-cell>
          <table:table-cell table:style-name="ce24" table:formula="of:=[.C16]+['Current Financials'.$B$18]" office:value-type="percentage" office:value="0.07" calcext:value-type="percentage">
            <text:p>7.00%</text:p>
          </table:table-cell>
          <table:table-cell table:style-name="ce24" table:formula="of:=[.D16]+['Current Financials'.$B$18]" office:value-type="percentage" office:value="0.07" calcext:value-type="percentage">
            <text:p>7.00%</text:p>
          </table:table-cell>
          <table:table-cell table:style-name="ce24" table:formula="of:=[.E16]+['Current Financials'.$B$18]" office:value-type="percentage" office:value="0.07" calcext:value-type="percentage">
            <text:p>7.00%</text:p>
          </table:table-cell>
          <table:table-cell table:style-name="ce24" table:formula="of:=[.F16]+['Current Financials'.$B$18]" office:value-type="percentage" office:value="0.07" calcext:value-type="percentage">
            <text:p>7.00%</text:p>
          </table:table-cell>
          <table:table-cell table:style-name="ce24" table:formula="of:=[.G16]+['Current Financials'.$B$18]" office:value-type="percentage" office:value="0.07" calcext:value-type="percentage">
            <text:p>7.00%</text:p>
          </table:table-cell>
          <table:table-cell table:style-name="ce24" table:formula="of:=[.H16]+['Current Financials'.$B$18]" office:value-type="percentage" office:value="0.07" calcext:value-type="percentage">
            <text:p>7.00%</text:p>
          </table:table-cell>
          <table:table-cell table:style-name="ce24" table:formula="of:=[.I16]+['Current Financials'.$B$18]" office:value-type="percentage" office:value="0.07" calcext:value-type="percentage">
            <text:p>7.00%</text:p>
          </table:table-cell>
          <table:table-cell table:style-name="ce24" table:formula="of:=[.J16]+['Current Financials'.$B$18]" office:value-type="percentage" office:value="0.07" calcext:value-type="percentage">
            <text:p>7.00%</text:p>
          </table:table-cell>
          <table:table-cell table:style-name="ce24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style-name="ce38" table:formula="of:=[.B26]" office:value-type="currency" office:currency="ZAR" office:value="345552.25" calcext:value-type="currency">
            <text:p>R 345,552</text:p>
          </table:table-cell>
          <table:table-cell table:style-name="ce38" table:formula="of:=[.C26]" office:value-type="currency" office:currency="ZAR" office:value="244918.27" calcext:value-type="currency">
            <text:p>R 244,918</text:p>
          </table:table-cell>
          <table:table-cell table:style-name="ce38" table:formula="of:=[.D26]" office:value-type="currency" office:currency="ZAR" office:value="403842.760775" calcext:value-type="currency">
            <text:p>R 403,843</text:p>
          </table:table-cell>
          <table:table-cell table:style-name="ce38" table:formula="of:=[.E26]" office:value-type="currency" office:currency="ZAR" office:value="-313683.239439499" calcext:value-type="currency">
            <text:p>R-313,683</text:p>
          </table:table-cell>
          <table:table-cell table:style-name="ce38" table:formula="of:=[.F26]" office:value-type="currency" office:currency="ZAR" office:value="-527556.808832452" calcext:value-type="currency">
            <text:p>R-527,557</text:p>
          </table:table-cell>
          <table:table-cell table:style-name="ce38" table:formula="of:=[.G26]" office:value-type="currency" office:currency="ZAR" office:value="-538854.062427655" calcext:value-type="currency">
            <text:p>R-538,854</text:p>
          </table:table-cell>
          <table:table-cell table:style-name="ce38" table:formula="of:=[.H26]" office:value-type="currency" office:currency="ZAR" office:value="-326614.489079811" calcext:value-type="currency">
            <text:p>R-326,614</text:p>
          </table:table-cell>
          <table:table-cell table:style-name="ce38" table:formula="of:=[.I26]" office:value-type="currency" office:currency="ZAR" office:value="-197297.220608881" calcext:value-type="currency">
            <text:p>R-197,297</text:p>
          </table:table-cell>
          <table:table-cell table:style-name="ce38" table:formula="of:=[.J26]" office:value-type="currency" office:currency="ZAR" office:value="-413233.170664015" calcext:value-type="currency">
            <text:p>R-413,233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8" table:formula="of:=['Current Financials'.B15]" office:value-type="currency" office:currency="ZAR" office:value="800000" calcext:value-type="currency">
            <text:p>R 800,000</text:p>
          </table:table-cell>
          <table:table-cell table:style-name="ce38" table:formula="of:=[.B19]*(1+['Current Financials'.$B$18])" office:value-type="currency" office:currency="ZAR" office:value="856000" calcext:value-type="currency">
            <text:p>R 856,000</text:p>
          </table:table-cell>
          <table:table-cell table:style-name="ce38" table:formula="of:=[.C19]*(1+['Current Financials'.$B$18])" office:value-type="currency" office:currency="ZAR" office:value="915920" calcext:value-type="currency">
            <text:p>R 915,920</text:p>
          </table:table-cell>
          <table:table-cell table:style-name="ce38" table:formula="of:=[.D19]*(1+['Current Financials'.$B$18])" office:value-type="currency" office:currency="ZAR" office:value="980034.4" calcext:value-type="currency">
            <text:p>R 980,034</text:p>
          </table:table-cell>
          <table:table-cell table:style-name="ce38" table:formula="of:=[.E19]*(1+['Current Financials'.$B$18])" office:value-type="currency" office:currency="ZAR" office:value="1048636.808" calcext:value-type="currency">
            <text:p>R 1,048,637</text:p>
          </table:table-cell>
          <table:table-cell table:style-name="ce38" table:formula="of:=[.F19]*(1+['Current Financials'.$B$18])" office:value-type="currency" office:currency="ZAR" office:value="1122041.38456" calcext:value-type="currency">
            <text:p>R 1,122,041</text:p>
          </table:table-cell>
          <table:table-cell table:style-name="ce38" table:formula="of:=[.G19]*(1+['Current Financials'.$B$18])" office:value-type="currency" office:currency="ZAR" office:value="1200584.2814792" calcext:value-type="currency">
            <text:p>R 1,200,584</text:p>
          </table:table-cell>
          <table:table-cell table:style-name="ce38" table:formula="of:=[.H19]*(1+['Current Financials'.$B$18])" office:value-type="currency" office:currency="ZAR" office:value="1284625.18118274" calcext:value-type="currency">
            <text:p>R 1,284,625</text:p>
          </table:table-cell>
          <table:table-cell table:style-name="ce38" table:formula="of:=[.I19]*(1+['Current Financials'.$B$18])" office:value-type="currency" office:currency="ZAR" office:value="1374548.94386554" calcext:value-type="currency">
            <text:p>R 1,374,549</text:p>
          </table:table-cell>
          <table:table-cell table:style-name="ce38" table:formula="of:=[.J19]*(1+['Current Financials'.$B$18])" office:value-type="currency" office:currency="ZAR" office:value="1470767.36993612" calcext:value-type="currency">
            <text:p>R 1,470,767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8" table:formula="of:=['Current Financials'.B16]" office:value-type="currency" office:currency="ZAR" office:value="130000" calcext:value-type="currency">
            <text:p>R 130,000</text:p>
          </table:table-cell>
          <table:table-cell table:style-name="ce38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8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8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8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8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8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8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8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8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52" table:formula="of:=['Current Financials'.B14]*(1+[.B17])" office:value-type="currency" office:currency="ZAR" office:value="970490" calcext:value-type="currency">
            <text:p>R 970,490</text:p>
          </table:table-cell>
          <table:table-cell table:style-name="ce52" table:formula="of:=[.B21]*(1+[.C17])" office:value-type="currency" office:currency="ZAR" office:value="1038424.3" calcext:value-type="currency">
            <text:p>R 1,038,424</text:p>
          </table:table-cell>
          <table:table-cell table:style-name="ce52" table:formula="of:=[.C21]*(1+[.D17])" office:value-type="currency" office:currency="ZAR" office:value="1111114.001" calcext:value-type="currency">
            <text:p>R 1,111,114</text:p>
          </table:table-cell>
          <table:table-cell table:style-name="ce52" table:formula="of:=[.D21]*(1+[.E17])" office:value-type="currency" office:currency="ZAR" office:value="1188891.98107" calcext:value-type="currency">
            <text:p>R 1,188,892</text:p>
          </table:table-cell>
          <table:table-cell table:style-name="ce52" table:formula="of:=[.E21]*(1+[.F17])" office:value-type="currency" office:currency="ZAR" office:value="1272114.4197449" calcext:value-type="currency">
            <text:p>R 1,272,114</text:p>
          </table:table-cell>
          <table:table-cell table:style-name="ce52" table:formula="of:=[.F21]*(1+[.G17])" office:value-type="currency" office:currency="ZAR" office:value="1361162.42912704" calcext:value-type="currency">
            <text:p>R 1,361,162</text:p>
          </table:table-cell>
          <table:table-cell table:style-name="ce52" table:formula="of:=[.G21]*(1+[.H17])" office:value-type="currency" office:currency="ZAR" office:value="1456443.79916594" calcext:value-type="currency">
            <text:p>R 1,456,444</text:p>
          </table:table-cell>
          <table:table-cell table:style-name="ce52" table:formula="of:=[.H21]*(1+[.I17])" office:value-type="currency" office:currency="ZAR" office:value="1558394.86510755" calcext:value-type="currency">
            <text:p>R 1,558,395</text:p>
          </table:table-cell>
          <table:table-cell table:style-name="ce52" table:formula="of:=[.I21]*(1+[.J17])" office:value-type="currency" office:currency="ZAR" office:value="1667482.50566508" calcext:value-type="currency">
            <text:p>R 1,667,483</text:p>
          </table:table-cell>
          <table:table-cell table:style-name="ce52" table:formula="of:=[.J21]*(1+[.K17])" office:value-type="currency" office:currency="ZAR" office:value="1784206.28106164" calcext:value-type="currency">
            <text:p>R 1,784,20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8" table:formula="of:=[.B21]-[.B19]" office:value-type="currency" office:currency="ZAR" office:value="170490" calcext:value-type="currency">
            <text:p>R 170,490</text:p>
          </table:table-cell>
          <table:table-cell table:style-name="ce38" table:formula="of:=[.C21]-[.C19]" office:value-type="currency" office:currency="ZAR" office:value="182424.3" calcext:value-type="currency">
            <text:p>R 182,424</text:p>
          </table:table-cell>
          <table:table-cell table:style-name="ce38" table:formula="of:=[.D21]-[.D19]" office:value-type="currency" office:currency="ZAR" office:value="195194.001" calcext:value-type="currency">
            <text:p>R 195,194</text:p>
          </table:table-cell>
          <table:table-cell table:style-name="ce38" table:formula="of:=[.E21]-[.E19]" office:value-type="currency" office:currency="ZAR" office:value="208857.58107" calcext:value-type="currency">
            <text:p>R 208,858</text:p>
          </table:table-cell>
          <table:table-cell table:style-name="ce38" table:formula="of:=[.F21]-[.F19]" office:value-type="currency" office:currency="ZAR" office:value="223477.6117449" calcext:value-type="currency">
            <text:p>R 223,478</text:p>
          </table:table-cell>
          <table:table-cell table:style-name="ce38" table:formula="of:=[.G21]-[.G19]" office:value-type="currency" office:currency="ZAR" office:value="239121.044567043" calcext:value-type="currency">
            <text:p>R 239,121</text:p>
          </table:table-cell>
          <table:table-cell table:style-name="ce38" table:formula="of:=[.H21]-[.H19]" office:value-type="currency" office:currency="ZAR" office:value="255859.517686736" calcext:value-type="currency">
            <text:p>R 255,860</text:p>
          </table:table-cell>
          <table:table-cell table:style-name="ce38" table:formula="of:=[.I21]-[.I19]" office:value-type="currency" office:currency="ZAR" office:value="273769.683924812" calcext:value-type="currency">
            <text:p>R 273,770</text:p>
          </table:table-cell>
          <table:table-cell table:style-name="ce38" table:formula="of:=[.J21]-[.J19]" office:value-type="currency" office:currency="ZAR" office:value="292933.561799541" calcext:value-type="currency">
            <text:p>R 292,934</text:p>
          </table:table-cell>
          <table:table-cell table:style-name="ce38" table:formula="of:=[.K21]-[.K19]" office:value-type="currency" office:currency="ZAR" office:value="313438.911125517" calcext:value-type="currency">
            <text:p>R 313,439</text:p>
          </table:table-cell>
        </table:table-row>
        <table:table-row table:style-name="ro3">
          <table:table-cell table:style-name="ce48" office:value-type="string" calcext:value-type="string">
            <text:p>Additional months of fund contributions needed for current year</text:p>
          </table:table-cell>
          <table:table-cell table:style-name="ce53" table:formula="of:=IF([.B18]&gt;=[.B25];0;([.B25]-[.B18])/([.B22]/12))" office:value-type="float" office:value="0" calcext:value-type="float">
            <text:p>0.0</text:p>
          </table:table-cell>
          <table:table-cell table:style-name="ce53" table:formula="of:=IF([.C18]&gt;=[.C25];0;([.C25]-[.C18])/([.C22]/12))" office:value-type="float" office:value="0" calcext:value-type="float">
            <text:p>0.0</text:p>
          </table:table-cell>
          <table:table-cell table:style-name="ce53" table:formula="of:=IF([.D18]&gt;=[.D25];0;([.D25]-[.D18])/([.D22]/12))" office:value-type="float" office:value="0" calcext:value-type="float">
            <text:p>0.0</text:p>
          </table:table-cell>
          <table:table-cell table:style-name="ce53" table:formula="of:=IF([.E18]&gt;=[.E25];0;([.E25]-[.E18])/([.E22]/12))" office:value-type="float" office:value="30.1491474067659" calcext:value-type="float">
            <text:p>30.1</text:p>
          </table:table-cell>
          <table:table-cell table:style-name="ce53" table:formula="of:=IF([.F18]&gt;=[.F25];0;([.F25]-[.F18])/([.F22]/12))" office:value-type="float" office:value="39.2262848121028" calcext:value-type="float">
            <text:p>39.2</text:p>
          </table:table-cell>
          <table:table-cell table:style-name="ce53" table:formula="of:=IF([.G18]&gt;=[.G25];0;([.G25]-[.G18])/([.G22]/12))" office:value-type="float" office:value="37.736457053672" calcext:value-type="float">
            <text:p>37.7</text:p>
          </table:table-cell>
          <table:table-cell table:style-name="ce53" table:formula="of:=IF([.H18]&gt;=[.H25];0;([.H25]-[.H18])/([.H22]/12))" office:value-type="float" office:value="26.3284331705511" calcext:value-type="float">
            <text:p>26.3</text:p>
          </table:table-cell>
          <table:table-cell table:style-name="ce53" table:formula="of:=IF([.I18]&gt;=[.I25];0;([.I25]-[.I18])/([.I22]/12))" office:value-type="float" office:value="20.0879175625701" calcext:value-type="float">
            <text:p>20.1</text:p>
          </table:table-cell>
          <table:table-cell table:style-name="ce53" table:formula="of:=IF([.J18]&gt;=[.J25];0;([.J25]-[.J18])/([.J22]/12))" office:value-type="float" office:value="28.3180558648425" calcext:value-type="float">
            <text:p>28.3</text:p>
          </table:table-cell>
          <table:table-cell table:style-name="ce53" table:formula="of:=IF([.K18]&gt;=[.K25];0;([.K25]-[.K18])/([.K22]/12))" office:value-type="float" office:value="68.2577135371584" calcext:value-type="float">
            <text:p>68.3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54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4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4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8" table:formula="of:=SUM(['Ten Year Plan'.G$16:'Ten Year Plan'.G$87])" office:value-type="currency" office:currency="ZAR" office:value="448000" calcext:value-type="currency">
            <text:p>R 448,000</text:p>
          </table:table-cell>
          <table:table-cell table:style-name="ce38" table:formula="of:=SUM(['Ten Year Plan'.H$16:'Ten Year Plan'.H$87])" office:value-type="currency" office:currency="ZAR" office:value="297460" calcext:value-type="currency">
            <text:p>R 297,460</text:p>
          </table:table-cell>
          <table:table-cell table:style-name="ce38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38" table:formula="of:=SUM(['Ten Year Plan'.J$16:'Ten Year Plan'.J$87])" office:value-type="currency" office:currency="ZAR" office:value="928582.594" calcext:value-type="currency">
            <text:p>R 928,583</text:p>
          </table:table-cell>
          <table:table-cell table:style-name="ce38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38" table:formula="of:=SUM(['Ten Year Plan'.L$16:'Ten Year Plan'.L$87])" office:value-type="currency" office:currency="ZAR" office:value="224408.276912" calcext:value-type="currency">
            <text:p>R 224,408</text:p>
          </table:table-cell>
          <table:table-cell table:style-name="ce38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38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38" table:formula="of:=SUM(['Ten Year Plan'.O$16:'Ten Year Plan'.O$87])" office:value-type="currency" office:currency="ZAR" office:value="493978.526701677" calcext:value-type="currency">
            <text:p>R 493,979</text:p>
          </table:table-cell>
          <table:table-cell table:style-name="ce38" table:formula="of:=SUM(['Ten Year Plan'.P$16:'Ten Year Plan'.P$87])" office:value-type="currency" office:currency="ZAR" office:value="1369652.11325301" calcext:value-type="currency">
            <text:p>R 1,369,652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5" table:formula="of:=[.B18]+[.B22]-[.B25]+(2*[.B18]+[.B22]-[.B25])/2*['Current Financials'.$B$19]" office:value-type="currency" office:currency="ZAR" office:value="345552.25" calcext:value-type="currency">
            <text:p>R 345,552</text:p>
          </table:table-cell>
          <table:table-cell table:style-name="ce55" table:formula="of:=[.C18]+[.C22]-[.C25]+(2*[.C18]+[.C22]-[.C25])/2*['Current Financials'.$B$19]" office:value-type="currency" office:currency="ZAR" office:value="244918.27" calcext:value-type="currency">
            <text:p>R 244,918</text:p>
          </table:table-cell>
          <table:table-cell table:style-name="ce55" table:formula="of:=[.D18]+[.D22]-[.D25]+(2*[.D18]+[.D22]-[.D25])/2*['Current Financials'.$B$19]" office:value-type="currency" office:currency="ZAR" office:value="403842.760775" calcext:value-type="currency">
            <text:p>R 403,843</text:p>
          </table:table-cell>
          <table:table-cell table:style-name="ce55" table:formula="of:=[.E18]+[.E22]-[.E25]+(2*[.E18]+[.E22]-[.E25])/2*['Current Financials'.$B$19]" office:value-type="currency" office:currency="ZAR" office:value="-313683.239439499" calcext:value-type="currency">
            <text:p>R-313,683</text:p>
          </table:table-cell>
          <table:table-cell table:style-name="ce55" table:formula="of:=[.F18]+[.F22]-[.F25]+(2*[.F18]+[.F22]-[.F25])/2*['Current Financials'.$B$19]" office:value-type="currency" office:currency="ZAR" office:value="-527556.808832452" calcext:value-type="currency">
            <text:p>R-527,557</text:p>
          </table:table-cell>
          <table:table-cell table:style-name="ce55" table:formula="of:=[.G18]+[.G22]-[.G25]+(2*[.G18]+[.G22]-[.G25])/2*['Current Financials'.$B$19]" office:value-type="currency" office:currency="ZAR" office:value="-538854.062427655" calcext:value-type="currency">
            <text:p>R-538,854</text:p>
          </table:table-cell>
          <table:table-cell table:style-name="ce55" table:formula="of:=[.H18]+[.H22]-[.H25]+(2*[.H18]+[.H22]-[.H25])/2*['Current Financials'.$B$19]" office:value-type="currency" office:currency="ZAR" office:value="-326614.489079811" calcext:value-type="currency">
            <text:p>R-326,614</text:p>
          </table:table-cell>
          <table:table-cell table:style-name="ce55" table:formula="of:=[.I18]+[.I22]-[.I25]+(2*[.I18]+[.I22]-[.I25])/2*['Current Financials'.$B$19]" office:value-type="currency" office:currency="ZAR" office:value="-197297.220608881" calcext:value-type="currency">
            <text:p>R-197,297</text:p>
          </table:table-cell>
          <table:table-cell table:style-name="ce55" table:formula="of:=[.J18]+[.J22]-[.J25]+(2*[.J18]+[.J22]-[.J25])/2*['Current Financials'.$B$19]" office:value-type="currency" office:currency="ZAR" office:value="-413233.170664015" calcext:value-type="currency">
            <text:p>R-413,233</text:p>
          </table:table-cell>
          <table:table-cell table:style-name="ce55" table:formula="of:=[.K18]+[.K22]-[.K25]+(2*[.K18]+[.K22]-[.K25])/2*['Current Financials'.$B$19]" office:value-type="currency" office:currency="ZAR" office:value="-1516513.3613779" calcext:value-type="currency">
            <text:p>R-1,516,513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6" table:formula="of:=[.B26]/[.B19]*12" office:value-type="float" office:value="5.18328375" calcext:value-type="float">
            <text:p>5.2</text:p>
          </table:table-cell>
          <table:table-cell table:style-name="ce56" table:formula="of:=[.C26]/[.C19]*12" office:value-type="float" office:value="3.43343369158879" calcext:value-type="float">
            <text:p>3.4</text:p>
          </table:table-cell>
          <table:table-cell table:style-name="ce56" table:formula="of:=[.D26]/[.D19]*12" office:value-type="float" office:value="5.29097861090489" calcext:value-type="float">
            <text:p>5.3</text:p>
          </table:table-cell>
          <table:table-cell table:style-name="ce56" table:formula="of:=[.E26]/[.E19]*12" office:value-type="float" office:value="-3.84088443556062" calcext:value-type="float">
            <text:p>-3.8</text:p>
          </table:table-cell>
          <table:table-cell table:style-name="ce56" table:formula="of:=[.F26]/[.F19]*12" office:value-type="float" office:value="-6.03705845312024" calcext:value-type="float">
            <text:p>-6.0</text:p>
          </table:table-cell>
          <table:table-cell table:style-name="ce56" table:formula="of:=[.G26]/[.G19]*12" office:value-type="float" office:value="-5.76293248904322" calcext:value-type="float">
            <text:p>-5.8</text:p>
          </table:table-cell>
          <table:table-cell table:style-name="ce56" table:formula="of:=[.H26]/[.H19]*12" office:value-type="float" office:value="-3.26455537476203" calcext:value-type="float">
            <text:p>-3.3</text:p>
          </table:table-cell>
          <table:table-cell table:style-name="ce56" table:formula="of:=[.I26]/[.I19]*12" office:value-type="float" office:value="-1.84300189813093" calcext:value-type="float">
            <text:p>-1.8</text:p>
          </table:table-cell>
          <table:table-cell table:style-name="ce56" table:formula="of:=[.J26]/[.J19]*12" office:value-type="float" office:value="-3.60758201452102" calcext:value-type="float">
            <text:p>-3.6</text:p>
          </table:table-cell>
          <table:table-cell table:style-name="ce56" table:formula="of:=[.K26]/[.K19]*12" office:value-type="float" office:value="-12.3732418249973" calcext:value-type="float">
            <text:p>-12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7" table:formula="of:=IF([.B26]&lt;0; &quot;NOT OK!&quot;; IF([.B26]&gt;=[.B19]/4;&quot;&quot;;&quot;Low&quot;))">
            <text:p/>
          </table:table-cell>
          <table:table-cell table:style-name="ce57" table:formula="of:=IF([.C26]&lt;0; &quot;NOT OK!&quot;; IF([.C26]&gt;=[.C19]/4;&quot;&quot;;&quot;Low&quot;))">
            <text:p/>
          </table:table-cell>
          <table:table-cell table:style-name="ce57" table:formula="of:=IF([.D26]&lt;0; &quot;NOT OK!&quot;; IF([.D26]&gt;=[.D19]/4;&quot;&quot;;&quot;Low&quot;))">
            <text:p/>
          </table:table-cell>
          <table:table-cell table:style-name="ce57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7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7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7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7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7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7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9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50"/>
          <table:table-cell table:style-name="Default"/>
          <table:table-cell table:number-columns-repeated="9"/>
        </table:table-row>
        <table:table-row table:style-name="ro2">
          <table:table-cell table:style-name="ce5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3"/>
        <table:table-column table:style-name="co13" table:default-cell-style-name="ce38"/>
        <table:table-row table:style-name="ro4">
          <table:table-cell table:style-name="ce26" office:value-type="string" calcext:value-type="string" table:number-columns-spanned="2" table:number-rows-spanned="1">
            <text:p>Budget Summary</text:p>
          </table:table-cell>
          <table:covered-table-cell table:style-name="ce19"/>
        </table:table-row>
        <table:table-row table:style-name="ro3">
          <table:table-cell table:style-name="ce5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year.</text:p>
          </table:table-cell>
          <table:covered-table-cell table:style-name="ce19"/>
        </table:table-row>
        <table:table-row table:style-name="ro3">
          <table:table-cell table:style-name="ce59" table:number-columns-spanned="2" table:number-rows-spanned="1"/>
          <table:covered-table-cell table:style-name="ce19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60" office:value-type="string" calcext:value-type="string">
            <text:p>Budget Summary</text:p>
          </table:table-cell>
          <table:table-cell table:style-name="ce64"/>
        </table:table-row>
        <table:table-row table:style-name="ro3">
          <table:table-cell table:style-name="ce61" office:value-type="string" calcext:value-type="string">
            <text:p>Administrative budget</text:p>
          </table:table-cell>
          <table:table-cell table:style-name="ce65" table:formula="of:=['Current Financials'.B15]" office:value-type="currency" office:currency="ZAR" office:value="800000" calcext:value-type="currency">
            <text:p>R 800,000</text:p>
          </table:table-cell>
        </table:table-row>
        <table:table-row table:style-name="ro3">
          <table:table-cell table:style-name="ce61" office:value-type="string" calcext:value-type="string">
            <text:p>Reserve fund budget</text:p>
          </table:table-cell>
          <table:table-cell table:style-name="ce65" table:formula="of:=['Planning and Projections'.B22]" office:value-type="currency" office:currency="ZAR" office:value="170490" calcext:value-type="currency">
            <text:p>R 170,490</text:p>
          </table:table-cell>
        </table:table-row>
        <table:table-row table:style-name="ro3">
          <table:table-cell table:style-name="ce62" office:value-type="string" calcext:value-type="string">
            <text:p>Total budget</text:p>
          </table:table-cell>
          <table:table-cell table:style-name="ce65" table:formula="of:=['Planning and Projections'.B21]" office:value-type="currency" office:currency="ZAR" office:value="970490" calcext:value-type="currency">
            <text:p>R 970,490</text:p>
          </table:table-cell>
        </table:table-row>
        <table:table-row table:style-name="ro3">
          <table:table-cell table:style-name="ce62" office:value-type="string" calcext:value-type="string">
            <text:p>Reserve fund budget / Total budget</text:p>
          </table:table-cell>
          <table:table-cell table:style-name="ce66" table:formula="of:=[.B10]/[.B11]" office:value-type="percentage" office:value="0.175674143989119" calcext:value-type="percentage">
            <text:p>17.6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4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3">
          <table:table-cell/>
          <table:table-cell table:style-name="ce42"/>
        </table:table-row>
        <table:table-row table:style-name="ro2">
          <table:table-cell table:style-name="ce49" office:value-type="string" calcext:value-type="string">
            <text:p>Reserve Fund Summary</text:p>
          </table:table-cell>
          <table:table-cell table:style-name="ce42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84900" calcext:value-type="currency">
            <text:p>R 1,384,9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784900" calcext:value-type="currency">
            <text:p>R-784,9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16]-[.B17])/[.B17]" office:value-type="percentage" office:value="-0.566755722434833" calcext:value-type="percentage">
            <text:p>-56.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45552.25" calcext:value-type="currency">
            <text:p>R 345,552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91478.744409659" calcext:value-type="currency">
            <text:p>R 891,479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545926.494409659" calcext:value-type="currency">
            <text:p>R-545,926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21]-[.B22])/[.B22]" office:value-type="percentage" office:value="-0.612383074563571" calcext:value-type="percentage">
            <text:p>-61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9" table:formula="of:=([.B21]-[.B16])/[.B16]" office:value-type="percentage" office:value="-0.424079583333333" calcext:value-type="percentage">
            <text:p>-42.4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7" table:formula="of:=['Planning and Projections'.B27]" office:value-type="float" office:value="5.18328375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08:38:00.178286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26T08:46:54.940433524</dc:date>
    <meta:editing-duration>PT23H18M47S</meta:editing-duration>
    <meta:editing-cycles>87</meta:editing-cycles>
    <meta:generator>LibreOffice/5.0.6.2$Linux_X86_64 LibreOffice_project/00$Build-2</meta:generator>
    <meta:document-statistic meta:table-count="6" meta:cell-count="4186" meta:object-count="0"/>
  </office:meta>
</office:document-meta>
</file>